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rsProcessor.getMethodToUse( ServerHttpRequest request , boolean isPreFl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Headers( CorsConfiguration config , List &lt; String &gt;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Methods( CorsConfiguration config , @ Nullable HttpMethod requ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Origin( CorsConfiguration config , @ Nullable String request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process( @ Nullable CorsConfiguration config , ServerWeb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CorsProcessor.rejectRequest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getHeadersToUse( ServerHttpRequest request , boolean isPreFl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rsProcessor.handleInternal( ServerWebExchange exchange , CorsConfiguration config , boolean preFlightReques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